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25cm" fo:min-width="7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0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1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7.114cm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6.8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7.114cm"/>
    </style:style>
    <style:style style:name="gr13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1.926cm" fo:min-width="7.3cm"/>
    </style:style>
    <style:style style:name="pr1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1.726cm" style:use-optimal-column-width="false"/>
    </style:style>
    <style:style style:name="co2" style:family="table-column">
      <style:table-column-properties style:column-width="2.73cm" style:use-optimal-column-width="false"/>
    </style:style>
    <style:style style:name="co3" style:family="table-column">
      <style:table-column-properties style:column-width="3.024cm" style:use-optimal-column-width="false"/>
    </style:style>
    <style:style style:name="co4" style:family="table-column">
      <style:table-column-properties style:column-width="1.195cm" style:use-optimal-column-width="false"/>
    </style:style>
    <style:style style:name="co5" style:family="table-column">
      <style:table-column-properties style:column-width="1.722cm" style:use-optimal-column-width="false"/>
    </style:style>
    <style:style style:name="co6" style:family="table-column">
      <style:table-column-properties style:column-width="2.226cm" style:use-optimal-column-width="false"/>
    </style:style>
    <style:style style:name="co7" style:family="table-column">
      <style:table-column-properties style:column-width="2.268cm" style:use-optimal-column-width="false"/>
    </style:style>
    <style:style style:name="ro1" style:family="table-row">
      <style:table-row-properties style:row-height="1.076cm"/>
    </style:style>
    <style:style style:name="ro2" style:family="table-row">
      <style:table-row-properties style:row-height="1.05cm"/>
    </style:style>
    <style:style style:name="ro3" style:family="table-row">
      <style:table-row-properties style:row-height="1.049cm"/>
    </style:style>
    <style:style style:name="ro4" style:family="table-row">
      <style:table-row-properties style:row-height="0.77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style:font-size-asian="16pt" style:font-size-complex="16pt"/>
    </style:style>
    <style:style style:name="ce3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</style:style>
    <style:style style:name="T1" style:family="text">
      <style:text-properties style:font-name="Courier New"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ourier New" fo:font-size="16pt" style:font-size-asian="16pt" style:font-size-complex="16pt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T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" fo:font-size="14pt" style:font-size-asian="14pt" style:font-size-complex="14pt"/>
    </style:style>
    <style:style style:name="T8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Courier New" fo:font-size="16pt" fo:language="en" fo:country="US" style:font-size-asian="16pt" style:font-size-complex="16pt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2.694cm" svg:height="0.971cm" svg:x="0.4cm" svg:y="0.429cm">
          <draw:text-box>
            <text:p text:style-name="P2"><text:span text:style-name="T4">Центральный узел создаё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7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7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7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7">Очередь [ЦУ]-[ПУ:2]</text:span></text:p>
          </draw:text-box>
        </draw:frame>
        <draw:frame draw:style-name="gr8" draw:text-style-name="P8" draw:layer="layout" svg:width="7.614cm" svg:height="2.487cm" svg:x="0.4cm" svg:y="1.629cm">
          <draw:text-box>
            <text:p text:style-name="P7"><text:span text:style-name="T8">1. Начальное состояние.</text:span></text:p>
            <text:p text:style-name="P7"><text:span text:style-name="T8"/></text:p>
            <text:p text:style-name="P7"><text:span text:style-name="T8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2.694cm" svg:height="0.971cm" svg:x="0.4cm" svg:y="0.429cm">
          <draw:text-box>
            <text:p text:style-name="P2"><text:span text:style-name="T4">Центральный узел создаё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AAA</text:span></text:p>
              </table:table-cell>
              <table:table-cell>
                <text:p text:style-name="P2"><text:span text:style-name="T3">0x0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1</text:span></text:p>
              </table:table-cell>
              <table:table-cell>
                <text:p text:style-name="P2"><text:span text:style-name="T9">[ЦУ]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7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0">1</text:span></text:p>
              </table:table-cell>
              <table:table-cell>
                <text:p text:style-name="P2"><text:span text:style-name="T11">AAA</text:span></text:p>
              </table:table-cell>
              <table:table-cell>
                <text:p text:style-name="P2"><text:span text:style-name="T11">ЦУ-01</text:span></text:p>
              </table:table-cell>
              <table:table-cell>
                <text:p text:style-name="P2"><text:span text:style-name="T11">NULL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7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7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0">1</text:span></text:p>
              </table:table-cell>
              <table:table-cell>
                <text:p text:style-name="P2"><text:span text:style-name="T11">AAA</text:span></text:p>
              </table:table-cell>
              <table:table-cell>
                <text:p text:style-name="P2"><text:span text:style-name="T11">ЦУ-01</text:span></text:p>
              </table:table-cell>
              <table:table-cell>
                <text:p text:style-name="P2"><text:span text:style-name="T11">NULL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7">Очередь [ЦУ]-[ПУ:2]</text:span></text:p>
          </draw:text-box>
        </draw:frame>
        <draw:frame draw:style-name="gr11" draw:text-style-name="P8" draw:layer="layout" svg:width="7.318cm" svg:height="2.487cm" svg:x="0.4cm" svg:y="1.629cm">
          <draw:text-box>
            <text:p text:style-name="P7"><text:span text:style-name="T8">2. Центральный узел</text:span></text:p>
            <text:p text:style-name="P7"><text:span text:style-name="T8"><text:s text:c="3"/></text:span><text:span text:style-name="T8">создаёт новую запись</text:span></text:p>
            <text:p text:style-name="P7"><text:span text:style-name="T8"><text:s text:c="3"/></text:span><text:span text:style-name="T8">и отправляет её в</text:span></text:p>
            <text:p text:style-name="P7"><text:span text:style-name="T8"><text:s text:c="3"/></text:span><text:span text:style-name="T8">периферийные узлы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9">AAA</text:span></text:p>
              </table:table-cell>
              <table:table-cell>
                <text:p text:style-name="P2"><text:span text:style-name="T3">0x10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9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2.694cm" svg:height="0.971cm" svg:x="0.4cm" svg:y="0.429cm">
          <draw:text-box>
            <text:p text:style-name="P2"><text:span text:style-name="T4">Центральный узел создаё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9">AAA</text:span></text:p>
              </table:table-cell>
              <table:table-cell>
                <text:p text:style-name="P2"><text:span text:style-name="T3">0x20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9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AAA</text:span></text:p>
              </table:table-cell>
              <table:table-cell>
                <text:p text:style-name="P2"><text:span text:style-name="T3">0x01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1</text:span></text:p>
              </table:table-cell>
              <table:table-cell>
                <text:p text:style-name="P2"><text:span text:style-name="T9">[ЦУ]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7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7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7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5">id</text:span></text:p>
              </table:table-cell>
              <table:table-cell>
                <text:p text:style-name="P2"><text:span text:style-name="T6">data</text:span></text:p>
              </table:table-cell>
              <table:table-cell>
                <text:p text:style-name="P2"><text:span text:style-name="T5">change</text:span></text:p>
                <text:p text:style-name="P2"><text:span text:style-name="T5">mutex</text:span></text:p>
              </table:table-cell>
              <table:table-cell>
                <text:p text:style-name="P2"><text:span text:style-name="T5">shared</text:span></text:p>
                <text:p text:style-name="P2"><text:span text:style-name="T6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7">Очередь [ЦУ]-[ПУ:2]</text:span></text:p>
          </draw:text-box>
        </draw:frame>
        <draw:frame draw:style-name="gr12" draw:text-style-name="P8" draw:layer="layout" svg:width="7.614cm" svg:height="3.605cm" svg:x="0.4cm" svg:y="1.629cm">
          <draw:text-box>
            <text:p text:style-name="P7"><text:span text:style-name="T8">3. Периферийные узлы</text:span></text:p>
            <text:p text:style-name="P7"><text:span text:style-name="T8"><text:s text:c="3"/></text:span><text:span text:style-name="T8">принимают сообщения</text:span></text:p>
            <text:p text:style-name="P7"><text:span text:style-name="T8"><text:s text:c="3"/></text:span><text:span text:style-name="T8">и новую запись.</text:span></text:p>
            <text:p text:style-name="P7"><text:span text:style-name="T8"/></text:p>
            <text:p text:style-name="P7"><text:span text:style-name="T8">Конечное состояние.</text:span></text:p>
            <text:p text:style-name="P7"><text:span text:style-name="T8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3" draw:text-style-name="P8" draw:layer="layout" svg:width="7.8cm" svg:height="2.176cm" svg:x="1cm" svg:y="17.624cm">
          <draw:text-box>
            <text:p text:style-name="P7"><text:span text:style-name="T8">Периферийный узел всегда</text:span></text:p>
            <text:p text:style-name="P7"><text:span text:style-name="T8">обязан принять сообщение</text:span></text:p>
            <text:p text:style-name="P7"><text:span text:style-name="T8">от центрального узла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7:36:56.300000000</meta:creation-date>
    <dc:date>2021-02-04T22:41:42.034000000</dc:date>
    <meta:editing-duration>PT2H11M54S</meta:editing-duration>
    <meta:editing-cycles>20</meta:editing-cycles>
    <meta:generator>LibreOffice/5.4.7.2$Windows_X86_64 LibreOffice_project/c838ef25c16710f8838b1faec480ebba495259d0</meta:generator>
    <meta:document-statistic meta:object-count="127"/>
  </office:meta>
</office:document-meta>
</file>